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Liberation Sans" fo:font-size="12pt" officeooo:rsid="001edf56" officeooo:paragraph-rsid="001edf56" style:font-size-asian="12pt" style:font-size-complex="12pt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style:font-name="Liberation Sans" fo:font-size="12pt" style:font-size-asian="12pt" style:font-size-complex="12pt"/>
    </style:style>
    <style:style style:name="P4" style:family="paragraph" style:parent-style-name="Standard" style:list-style-name="L1">
      <style:text-properties style:font-name="Liberation Sans" fo:font-size="12pt" style:font-size-asian="12pt" style:font-size-complex="12pt"/>
    </style:style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>
      <style:text-properties style:font-name="Liberation Sans" fo:font-size="12pt" style:font-size-asian="12pt" style:font-size-complex="12pt"/>
    </style:style>
    <style:style style:name="P8" style:family="paragraph" style:parent-style-name="Text_20_body">
      <style:text-properties style:font-name="Liberation Sans" fo:font-size="12pt" officeooo:rsid="001edf56" officeooo:paragraph-rsid="001edf56" style:font-size-asian="12pt" style:font-size-complex="12pt"/>
    </style:style>
    <style:style style:name="P9" style:family="paragraph" style:parent-style-name="Text_20_body" style:list-style-name="L2">
      <style:text-properties style:font-name="Liberation Sans" fo:font-size="12pt" style:font-size-asian="12pt" style:font-size-complex="12pt"/>
    </style:style>
    <style:style style:name="P10" style:family="paragraph" style:parent-style-name="Text_20_body" style:list-style-name="L3">
      <style:text-properties style:font-name="Liberation Sans" fo:font-size="12pt" style:font-size-asian="12pt" style:font-size-complex="12pt"/>
    </style:style>
    <style:style style:name="P11" style:family="paragraph" style:parent-style-name="Text_20_body">
      <style:text-properties style:font-name="Liberation Sans" fo:font-size="12pt" fo:font-weight="bold" officeooo:rsid="001edf56" officeooo:paragraph-rsid="001edf56" style:font-size-asian="12pt" style:font-weight-asian="bold" style:font-size-complex="12pt" style:font-weight-complex="bold"/>
    </style:style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fo:background-color="#2a7ae4" loext:char-shading-value="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#2a7ae4" loext:char-shading-value="0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background-color="#2a7ae4" loext:char-shading-value="0" style:font-size-asian="12pt" style:font-size-complex="12pt"/>
    </style:style>
    <style:style style:name="T6" style:family="text">
      <style:text-properties style:font-name="Liberation Sans" fo:font-size="12pt" style:font-size-asian="12pt" style:font-size-complex="12pt"/>
    </style:style>
    <style:style style:name="T7" style:family="text">
      <style:text-properties style:font-name="Liberation Sans" fo:font-size="12pt" fo:background-color="#2a7ae4" loext:char-shading-value="0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6">Curso de <text:line-break/></text:span><text:span text:style-name="Strong_20_Emphasis"><text:span text:style-name="T6">React: gerencie e valide formulários com o React Hook Form</text:span></text:span></text:p>
      <text:p text:style-name="P3">Faça esse curso de React e:</text:p>
      <text:list xml:id="list3833164974" text:style-name="L1">
        <text:list-item>
          <text:p text:style-name="P4">Instale e utilize a biblioteca React Hook Form para gerenciar formulários de maneira eficiente </text:p>
        </text:list-item>
        <text:list-item>
          <text:p text:style-name="P4">Domine o uso de métodos essenciais como useForm, register e handleSubmit para controlar o comportamento dos formulários </text:p>
        </text:list-item>
        <text:list-item>
          <text:p text:style-name="P4">Aplique validações customizadas para garantir a integridade dos dados submetidos </text:p>
        </text:list-item>
        <text:list-item>
          <text:p text:style-name="P4">Manipule mensagens de erro de forma eficaz para fornecer feedback ao usuário </text:p>
        </text:list-item>
        <text:list-item>
          <text:p text:style-name="P4">Valide dados provenientes de APIs externas e habilite preenchimento automático </text:p>
        </text:list-item>
        <text:list-item>
          <text:p text:style-name="P4">Integre componentes de bibliotecas de terceiros para otimizar a experiência de desenvolvimento </text:p>
        </text:list-item>
      </text:list>
      <text:p text:style-name="P3"/>
      <text:p text:style-name="Text_20_body"><text:span text:style-name="T6">Para nos ajudar, o projeto já tá 90% pronto, com as telas já montadas. Mas se preferir, eu vou deixar o Figma com o design do projeto. Você pode </text:span><text:a xlink:type="simple" xlink:href="https://www.figma.com/file/hsW25fAq36IDzzIxBtpgCd/Voll.med-%7C-React-Hook-Forms?type=design&amp;node-id=57-1388&amp;mode=design" office:target-frame-name="_blank" xlink:show="new" text:style-name="Internet_20_link" text:visited-style-name="Visited_20_Internet_20_Link"><text:span text:style-name="T6">acessar os arquivos neste link</text:span></text:a><text:span text:style-name="T6">.  </text:span></text:p>
      <text:p text:style-name="Text_20_body"><text:span text:style-name="T6">E para </text:span><text:a xlink:type="simple" xlink:href="https://github.com/alura-cursos/3652-react-forms" office:target-frame-name="_blank" xlink:show="new" text:style-name="Internet_20_link" text:visited-style-name="Visited_20_Internet_20_Link"><text:span text:style-name="T6">acessar o projeto que estaremos desenvolvendo você pode clicar neste link</text:span></text:a><text:span text:style-name="T6"> ou se preferir </text:span><text:a xlink:type="simple" xlink:href="https://github.com/alura-cursos/3652-react-forms/archive/refs/heads/projeto_base.zip" office:target-frame-name="_blank" xlink:show="new" text:style-name="Internet_20_link" text:visited-style-name="Visited_20_Internet_20_Link"><text:span text:style-name="T6">baixar os arquivos, neste link você pode baixar os arquivos do projeto que usaremos no curso</text:span></text:a><text:span text:style-name="T6">. </text:span></text:p>
      <text:p text:style-name="P7">Ao baixar, abra a pasta no seu VS Code e instale as dependências necessárias com os comando:</text:p>
      <text:p text:style-name="Preformatted_20_Text"><text:span text:style-name="Source_20_Text"><text:span text:style-name="T6">npm install</text:span></text:span></text:p>
      <text:p text:style-name="Preformatted_20_Text"><text:span text:style-name="Source_20_Text"><text:span text:style-name="T6">// ou</text:span></text:span></text:p>
      <text:p text:style-name="P2"><text:span text:style-name="Source_20_Text"><text:span text:style-name="T6">yarn add</text:span></text:span></text:p>
      <text:p text:style-name="Text_20_body"><text:span text:style-name="T6">Eu estou usando o npm, mas se você prefere usar o </text:span><text:a xlink:type="simple" xlink:href="https://www.alura.com.br/artigos/npm-vs-yarn" office:target-frame-name="_blank" xlink:show="new" text:style-name="Internet_20_link" text:visited-style-name="Visited_20_Internet_20_Link"><text:span text:style-name="T6">yarn</text:span></text:a><text:span text:style-name="T6"> fique a vontade. E também não se preocupe pois repetiremos esses passos em vídeo, e se você tiver alguma dúvida não deixe de consultar o fórum.</text:span></text:p>
      <text:p text:style-name="P11">Instalar a biblioteca react-hook-form.</text:p>
      <text:p text:style-name="P8"><text:s/>npm install react-hook-form</text:p>
      <text:p text:style-name="P8"/>
      <text:h text:style-name="P1" text:outline-level="1">Para saber mais: por dentro do register </text:h>
      <text:p text:style-name="Text_20_body"><text:a xlink:type="simple" xlink:href="https://cursos.alura.com.br/course/react-gerencie-valide-formularios-react-hook-form/task/155266/next" text:style-name="Internet_20_link" text:visited-style-name="Visited_20_Internet_20_Link"><text:span text:style-name="T7">Próxima Atividade</text:span></text:a><text:span text:style-name="T6"> </text:span></text:p>
      <text:list xml:id="list2012220113" text:style-name="L2">
        <text:list-item>
          <text:p text:style-name="P9"/>
        </text:list-item>
      </text:list>
      <text:list xml:id="list3461570058" text:style-name="L3">
        <text:list-item>
          <text:p text:style-name="P10"/>
        </text:list-item>
      </text:list>
      <text:p text:style-name="Text_20_body"><text:span text:style-name="T6">Quando criamos componentes como campos de entrada no React, temos dois caminhos a seguir, ou criamos os componentes controlados ou não controlados. A </text:span><text:a xlink:type="simple" xlink:href="https://pt-br.legacy.reactjs.org/docs/forms.html" office:target-frame-name="_blank" xlink:show="new" text:style-name="Internet_20_link" text:visited-style-name="Visited_20_Internet_20_Link"><text:span text:style-name="T6">documentação do React</text:span></text:a><text:span text:style-name="T6"> recomenda o uso de componentes controlados, pois com eles a gente consegue ter o controle do estado do componente, e nesse caso dos dados do formulário. </text:span></text:p>
      <text:p text:style-name="P7">Mas imagine que você tenha um formulário grande e complexo, com vários campos. Você teria que criar um estado para cada campo e controlar muitos estados em uma aplicação pode ser bem problemático. Então é aí que surge o React Hook Form, e a solução que essa biblioteca disponibiliza para a gente é genial.</text:p>
      <text:p text:style-name="Text_20_body"><text:soft-page-break/><text:span text:style-name="T6">Estou falando do </text:span><text:span text:style-name="Source_20_Text"><text:span text:style-name="T6">register</text:span></text:span><text:span text:style-name="T6">, que é um método que lida com toda tarefa de controlar o formulário. O </text:span><text:span text:style-name="Source_20_Text"><text:span text:style-name="T6">register</text:span></text:span><text:span text:style-name="T6"> recebe como parâmetro o nome do campo e um objeto de opções. E como retorno a gente consegue obter formas de manipular e ter acesso aos valores dos campos de entrada de nosso formulário. </text:span></text:p>
      <text:p text:style-name="P7">Por exemplo, poderíamos usar o register da seguinte forma: </text:p>
      <text:p text:style-name="Preformatted_20_Text"><text:span text:style-name="Source_20_Text"><text:span text:style-name="T6">const { onChange, onBlur, name, ref } = register('nome'); </text:span></text:span></text:p>
      <text:p text:style-name="Preformatted_20_Text"><text:span text:style-name="Source_20_Text"><text:span text:style-name="T6"><text:s text:c="8"/></text:span></text:span></text:p>
      <text:p text:style-name="Preformatted_20_Text"><text:span text:style-name="Source_20_Text"><text:span text:style-name="T6">&lt;Input</text:span></text:span></text:p>
      <text:p text:style-name="Preformatted_20_Text"><text:span text:style-name="Source_20_Text"><text:span text:style-name="T6"><text:s text:c="2"/>onChange={onChange} // assina o evento de onChange</text:span></text:span></text:p>
      <text:p text:style-name="Preformatted_20_Text"><text:span text:style-name="Source_20_Text"><text:span text:style-name="T6"><text:s text:c="2"/>onBlur={onBlur} // assina o evento de onBluor</text:span></text:span></text:p>
      <text:p text:style-name="Preformatted_20_Text"><text:span text:style-name="Source_20_Text"><text:span text:style-name="T6"><text:s text:c="2"/>name={name} // assina a prop name</text:span></text:span></text:p>
      <text:p text:style-name="Preformatted_20_Text"><text:span text:style-name="Source_20_Text"><text:span text:style-name="T6"><text:s text:c="2"/>ref={ref} // assina uma referencia com o ref</text:span></text:span></text:p>
      <text:p text:style-name="P2"><text:span text:style-name="Source_20_Text"><text:span text:style-name="T6">/&gt;</text:span></text:span></text:p>
      <text:p text:style-name="P7">O que é equivalente a </text:p>
      <text:p text:style-name="P2"><text:span text:style-name="Source_20_Text"><text:span text:style-name="T6">&lt;input {...register('nome')} /&gt;</text:span></text:span></text:p>
      <text:p text:style-name="P7">Entre as opções que podemos passar como parâmetro para o register estão: </text:p>
      <text:list xml:id="list1903770267" text:style-name="L4">
        <text:list-item>
          <text:p text:style-name="P6"><text:span text:style-name="Source_20_Text"><text:span text:style-name="T6">max</text:span></text:span><text:span text:style-name="T6"> : O valor máximo que podemos passar para o campo de entrada;</text:span></text:p>
        </text:list-item>
        <text:list-item>
          <text:p text:style-name="P6"><text:span text:style-name="Source_20_Text"><text:span text:style-name="T6">min</text:span></text:span><text:span text:style-name="T6"> : O valor mínimo que podemos passar para o campo de entrada;</text:span></text:p>
        </text:list-item>
        <text:list-item>
          <text:p text:style-name="P6"><text:span text:style-name="Source_20_Text"><text:span text:style-name="T6">disabled</text:span></text:span><text:span text:style-name="T6"> : Destiva o campo se o seu valor for true;</text:span></text:p>
        </text:list-item>
        <text:list-item>
          <text:p text:style-name="P6"><text:span text:style-name="Source_20_Text"><text:span text:style-name="T6">onChange</text:span></text:span><text:span text:style-name="T6"> : Uma função que pode ser invocada sempre que o formulário mudar. Boa para debuggar sua aplicação;</text:span></text:p>
        </text:list-item>
        <text:list-item>
          <text:p text:style-name="P5"><text:span text:style-name="Source_20_Text"><text:span text:style-name="T6">onBlur</text:span></text:span><text:span text:style-name="T6"> : Outra função usada para debuggar seu código quando o foco não estiver mais no campo em questão;</text:span></text:p>
        </text:list-item>
      </text:list>
      <text:p text:style-name="P7">E muitas outras.</text:p>
      <text:p text:style-name="Text_20_body"><text:span text:style-name="T6">O método register lida com toda essa lógica por debaixo dos panos e você não precisa criar vários estados para os campos de seus formulários. </text:span><text:a xlink:type="simple" xlink:href="https://react-hook-form.com/docs/useform/register" office:target-frame-name="_blank" xlink:show="new" text:style-name="Internet_20_link" text:visited-style-name="Visited_20_Internet_20_Link"><text:span text:style-name="T6">Se quiser saber mais sobre o register e as possibilidades que ele proporciona, leia a documentação do react hook form clicando aqui neste link</text:span></text:a><text:span text:style-name="T6">.</text:span></text:p>
      <text:p text:style-name="P7">Bons estudos!</text:p>
      <text:p text:style-name="P8"/>
      <text:h text:style-name="P1" text:outline-level="1">Para saber mais: Regex </text:h>
      <text:p text:style-name="Text_20_body"><text:a xlink:type="simple" xlink:href="https://cursos.alura.com.br/course/react-gerencie-valide-formularios-react-hook-form/task/155267/next" text:style-name="Internet_20_link" text:visited-style-name="Visited_20_Internet_20_Link"><text:span text:style-name="T1">Próxima Atividade</text:span></text:a> </text:p>
      <text:list xml:id="list2925963408" text:style-name="L5">
        <text:list-item>
          <text:p text:style-name="P12"/>
        </text:list-item>
      </text:list>
      <text:list xml:id="list3844319532" text:style-name="L6">
        <text:list-item>
          <text:p text:style-name="P13"/>
        </text:list-item>
      </text:list>
      <text:p text:style-name="Text_20_body">Imagine que você precisa validar um formulário que possui um campo de senha muito específico, onde essa senha precisa ter letras, números e caracteres especiais, pelo menos um deles. Como você faria isso com JavaScript? </text:p>
      <text:p text:style-name="Text_20_body"><text:soft-page-break/>Eu perguntei a Luri, a Inteligência artificial da Alura, como seria essa função, e ela me devolveu isso: </text:p>
      <text:p text:style-name="Preformatted_20_Text"><text:span text:style-name="Source_20_Text">function validarSenha(senha) {</text:span></text:p>
      <text:p text:style-name="Preformatted_20_Text"><text:span text:style-name="Source_20_Text"><text:s text:c="4"/>const caracteresEspeciais = "!@#$%^&amp;*()-_+=[]{}|;:,.&lt;&gt;?";</text:span></text:p>
      <text:p text:style-name="Preformatted_20_Text"><text:span text:style-name="Source_20_Text"><text:s text:c="4"/>let temLetra = false;</text:span></text:p>
      <text:p text:style-name="Preformatted_20_Text"><text:span text:style-name="Source_20_Text"><text:s text:c="4"/>let temNumero = false;</text:span></text:p>
      <text:p text:style-name="Preformatted_20_Text"><text:span text:style-name="Source_20_Text"><text:s text:c="4"/>let temEspecial = false;</text:span></text:p>
      <text:p text:style-name="Preformatted_20_Text"/>
      <text:p text:style-name="Preformatted_20_Text"><text:span text:style-name="Source_20_Text"><text:s text:c="4"/>for (let i = 0; i &lt; senha.length; i++) {</text:span></text:p>
      <text:p text:style-name="Preformatted_20_Text"><text:span text:style-name="Source_20_Text"><text:s text:c="8"/>const char = senha[i];</text:span></text:p>
      <text:p text:style-name="Preformatted_20_Text"><text:span text:style-name="Source_20_Text"><text:s text:c="8"/>if (isLetra(char)) {</text:span></text:p>
      <text:p text:style-name="Preformatted_20_Text"><text:span text:style-name="Source_20_Text"><text:s text:c="12"/>temLetra = true;</text:span></text:p>
      <text:p text:style-name="Preformatted_20_Text"><text:span text:style-name="Source_20_Text"><text:s text:c="8"/>} else if (isNumero(char)) {</text:span></text:p>
      <text:p text:style-name="Preformatted_20_Text"><text:span text:style-name="Source_20_Text"><text:s text:c="12"/>temNumero = true;</text:span></text:p>
      <text:p text:style-name="Preformatted_20_Text"><text:span text:style-name="Source_20_Text"><text:s text:c="8"/>} else if (caracteresEspeciais.includes(char)) {</text:span></text:p>
      <text:p text:style-name="Preformatted_20_Text"><text:span text:style-name="Source_20_Text"><text:s text:c="12"/>temEspecial = true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urn temLetra &amp;&amp; temNumero &amp;&amp; temEspecial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isLetra(char) {</text:span></text:p>
      <text:p text:style-name="Preformatted_20_Text"><text:span text:style-name="Source_20_Text"><text:s text:c="4"/>return (char &gt;= 'a' &amp;&amp; char &lt;= 'z') || (char &gt;= 'A' &amp;&amp; char &lt;= 'Z'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isNumero(char) {</text:span></text:p>
      <text:p text:style-name="Preformatted_20_Text"><text:span text:style-name="Source_20_Text"><text:s text:c="4"/>return char &gt;= '0' &amp;&amp; char &lt;= '9'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Exemplo de uso</text:span></text:p>
      <text:p text:style-name="Preformatted_20_Text"><text:span text:style-name="Source_20_Text">const senha = "MinhaSenha@123";</text:span></text:p>
      <text:p text:style-name="Preformatted_20_Text"><text:span text:style-name="Source_20_Text">if (validarSenha(senha)) {</text:span></text:p>
      <text:p text:style-name="Preformatted_20_Text"><text:span text:style-name="Source_20_Text"><text:s text:c="4"/>console.log("Senha válida!");</text:span></text:p>
      <text:p text:style-name="Preformatted_20_Text"><text:span text:style-name="Source_20_Text">} else {</text:span></text:p>
      <text:p text:style-name="Preformatted_20_Text"><text:span text:style-name="Source_20_Text"><text:s text:c="4"/>console.log("Senha inválida!");</text:span></text:p>
      <text:p text:style-name="P2"><text:span text:style-name="Source_20_Text">}</text:span></text:p>
      <text:p text:style-name="Text_20_body">Mas imagine se tivesse uma maneira de fazer essa validação usando apenas uma linha? Pois é, é totalmente possível. Para isso, a gente utiliza o que chamamos de <text:span text:style-name="Emphasis">Regex</text:span>.</text:p>
      <text:p text:style-name="Quotations">Regex é o termo abreviado para <text:span text:style-name="Strong_20_Emphasis">Expressões Regulares (</text:span><text:span text:style-name="Strong_20_Emphasis"><text:span text:style-name="Emphasis">regular expression,</text:span></text:span><text:span text:style-name="Strong_20_Emphasis"> do inglês)</text:span> e são como um padrão que servem para identificar uma cadeia de caracteres.</text:p>
      <text:p text:style-name="Text_20_body">Com as expressões regulares a gente possui uma forma de garantir que as informações sejam validadas ou limitadas. Elas possuem regras e uma sintaxe específica que utiliza caracteres alfanuméricos para gerar uma expressão que valida uma cadeia de caracteres específicos. <text:a xlink:type="simple" xlink:href="https://developer.mozilla.org/en-US/docs/Web/JavaScript/Guide/Regular_expressions/Cheatsheet" office:target-frame-name="_blank" xlink:show="new" text:style-name="Internet_20_link" text:visited-style-name="Visited_20_Internet_20_Link">Se você quiser saber mais sobre essa sintaxe, recomendo ler a documentação da MNDocs aqui neste link</text:a>.</text:p>
      <text:p text:style-name="Text_20_body">Atualmente já temos ferramentas que geram uma expressão regular para usarmos, como o <text:a xlink:type="simple" xlink:href="https://regexr.com/" office:target-frame-name="_blank" xlink:show="new" text:style-name="Internet_20_link" text:visited-style-name="Visited_20_Internet_20_Link">RegExr</text:a>, pois não é fácil lembrar de todas as regras de sintaxe. Então esses sites podem ajudar. </text:p>
      <text:p text:style-name="Text_20_body">Então, nossa solução com regex adaptando a resposta da Luri é: </text:p>
      <text:p text:style-name="Preformatted_20_Text"><text:span text:style-name="Source_20_Text">function validarSenha(senha) {</text:span></text:p>
      <text:p text:style-name="Preformatted_20_Text"><text:span text:style-name="Source_20_Text"><text:s text:c="4"/>// A expressão regular valida se a senha tem pelo menos </text:span></text:p>
      <text:p text:style-name="Preformatted_20_Text"><text:span text:style-name="Source_20_Text"><text:s text:c="8"/>// 1 letra, 1 número, 1 caractere especial e tem pelo </text:span></text:p>
      <text:p text:style-name="Preformatted_20_Text"><text:span text:style-name="Source_20_Text"><text:s text:c="8"/>// menos 8 caracteres de comprimento</text:span></text:p>
      <text:p text:style-name="Preformatted_20_Text"><text:span text:style-name="Source_20_Text"><text:s text:c="4"/>var regex = /^(?=.*[a-zA-Z])(?=.*\d)(?=.*[@$!%*?&amp;])[A-Za-z\d@$!%*?&amp;]{8,}$/;</text:span></text:p>
      <text:p text:style-name="Preformatted_20_Text"><text:soft-page-break/><text:span text:style-name="Source_20_Text"><text:s text:c="4"/>return regex.test(senha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Exemplo de uso</text:span></text:p>
      <text:p text:style-name="Preformatted_20_Text"><text:span text:style-name="Source_20_Text">var senha = "MinhaSenha@123";</text:span></text:p>
      <text:p text:style-name="Preformatted_20_Text"><text:span text:style-name="Source_20_Text">if (validarSenha(senha)) {</text:span></text:p>
      <text:p text:style-name="Preformatted_20_Text"><text:span text:style-name="Source_20_Text"><text:s text:c="4"/>console.log("Senha válida!");</text:span></text:p>
      <text:p text:style-name="Preformatted_20_Text"><text:span text:style-name="Source_20_Text">} else {</text:span></text:p>
      <text:p text:style-name="Preformatted_20_Text"><text:span text:style-name="Source_20_Text"><text:s text:c="4"/>console.log("Senha inválida!");</text:span></text:p>
      <text:p text:style-name="P2"><text:span text:style-name="Source_20_Text">}</text:span></text:p>
      <text:p text:style-name="Text_20_body">Isso já é suficiente para fazer a validação. </text:p>
      <text:p text:style-name="Text_20_body">Esta função <text:span text:style-name="Strong_20_Emphasis"><text:span text:style-name="Source_20_Text">validarSenha</text:span></text:span> usa uma expressão regular que faz o seguinte:</text:p>
      <text:list xml:id="list2719730405" text:style-name="L7">
        <text:list-item>
          <text:p text:style-name="P15"><text:span text:style-name="Strong_20_Emphasis"><text:span text:style-name="Source_20_Text">^</text:span></text:span>: Indica o início da string.</text:p>
        </text:list-item>
        <text:list-item>
          <text:p text:style-name="P15"><text:span text:style-name="Strong_20_Emphasis"><text:span text:style-name="Source_20_Text">(?=.*[a-zA-Z])</text:span></text:span>: Verifica se a senha contém pelo menos uma letra.</text:p>
        </text:list-item>
        <text:list-item>
          <text:p text:style-name="P15"><text:span text:style-name="Strong_20_Emphasis"><text:span text:style-name="Source_20_Text">(?=.*\d)</text:span></text:span>: Verifica se a senha contém pelo menos um número.</text:p>
        </text:list-item>
        <text:list-item>
          <text:p text:style-name="P15"><text:span text:style-name="Strong_20_Emphasis"><text:span text:style-name="Source_20_Text">(?=.*[@$!%*?&amp;])</text:span></text:span>: Verifica se a senha contém pelo menos um caractere especial.</text:p>
        </text:list-item>
        <text:list-item>
          <text:p text:style-name="P15"><text:span text:style-name="Strong_20_Emphasis"><text:span text:style-name="Source_20_Text">[A-Za-z\d@$!%*?&amp;]{8,}</text:span></text:span>: Garante que a senha tenha pelo menos 8 caracteres, consistindo de letras, números e caracteres especiais.</text:p>
        </text:list-item>
        <text:list-item>
          <text:p text:style-name="P14"><text:span text:style-name="Strong_20_Emphasis"><text:span text:style-name="Source_20_Text">$</text:span></text:span>: Indica o fim da string.</text:p>
        </text:list-item>
      </text:list>
      <text:p text:style-name="Text_20_body">Se a senha corresponder a essa expressão regular, ela será considerada válida; caso contrário, será considerada inválida.</text:p>
      <text:p text:style-name="Text_20_body">Se você quiser se aprofundar mais em Regex, <text:a xlink:type="simple" xlink:href="https://developer.mozilla.org/en-US/docs/Web/JavaScript/Guide/Regular_expressions" office:target-frame-name="_blank" xlink:show="new" text:style-name="Internet_20_link" text:visited-style-name="Visited_20_Internet_20_Link">recomendo a leitura desse artigo</text:a>. E <text:a xlink:type="simple" xlink:href="https://cursos.alura.com.br/category/inteligencia-artificial#ia-para-programacao" text:style-name="Internet_20_link" text:visited-style-name="Visited_20_Internet_20_Link">se quiser conhecer como usar a Luri, o ChatGPT e outras IA’s na programação, dá uma olhada nos nossos cursos clicando aqui</text:a>!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21:21:04.065975037</meta:creation-date>
    <dc:date>2024-08-19T22:54:33.476765220</dc:date>
    <meta:editing-duration>PT1H23M1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09" meta:word-count="1127" meta:character-count="6942" meta:non-whitespace-character-count="5740"/>
  </office:meta>
</office:document-meta>
</file>